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rebuchet MS" svg:font-family="'Trebuchet MS'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P2" style:family="paragraph" style:parent-style-name="Text_20_body">
      <style:text-properties officeooo:paragraph-rsid="0013a830"/>
    </style:style>
    <style:style style:name="P3" style:family="paragraph" style:parent-style-name="Text_20_body">
      <style:text-properties officeooo:rsid="0013a830" officeooo:paragraph-rsid="0013a830"/>
    </style:style>
    <style:style style:name="P4" style:family="paragraph" style:parent-style-name="Text_20_body">
      <style:text-properties officeooo:rsid="0013ce82" officeooo:paragraph-rsid="0013ce82"/>
    </style:style>
    <style:style style:name="P5" style:family="paragraph" style:parent-style-name="Text_20_body">
      <style:text-properties officeooo:rsid="00144bf3" officeooo:paragraph-rsid="00144bf3"/>
    </style:style>
    <style:style style:name="P6" style:family="paragraph" style:parent-style-name="Title">
      <style:text-properties officeooo:paragraph-rsid="0013a830"/>
    </style:style>
    <style:style style:name="P7" style:family="paragraph" style:parent-style-name="Text_20_body" style:list-style-name="L1">
      <style:text-properties officeooo:rsid="0013a830" officeooo:paragraph-rsid="0013a830"/>
    </style:style>
    <style:style style:name="P8" style:family="paragraph" style:parent-style-name="Text_20_body" style:list-style-name="L2">
      <style:text-properties officeooo:rsid="0013a830" officeooo:paragraph-rsid="0018761a"/>
    </style:style>
    <style:style style:name="P9" style:family="paragraph" style:parent-style-name="Text_20_body" style:list-style-name="L3">
      <style:text-properties officeooo:rsid="0013ce82" officeooo:paragraph-rsid="0013ce82"/>
    </style:style>
    <style:style style:name="P10" style:family="paragraph" style:parent-style-name="Text_20_body">
      <style:text-properties officeooo:rsid="0013ce82" officeooo:paragraph-rsid="0013ce82"/>
    </style:style>
    <style:style style:name="P11" style:family="paragraph" style:parent-style-name="Text_20_body" style:list-style-name="L3">
      <style:text-properties officeooo:rsid="0018c62b" officeooo:paragraph-rsid="0018c62b"/>
    </style:style>
    <style:style style:name="P12" style:family="paragraph" style:parent-style-name="Text_20_body">
      <style:text-properties officeooo:rsid="0018c62b" officeooo:paragraph-rsid="0018c62b"/>
    </style:style>
    <style:style style:name="P13" style:family="paragraph" style:parent-style-name="Text_20_body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4" style:family="paragraph" style:parent-style-name="Text_20_body" style:list-style-name="L7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5" style:family="paragraph" style:parent-style-name="Text_20_body" style:list-style-name="L8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6" style:family="paragraph" style:parent-style-name="Text_20_body" style:list-style-name="L9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7" style:family="paragraph" style:parent-style-name="Text_20_body" style:list-style-name="L10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8" style:family="paragraph" style:parent-style-name="Text_20_body" style:list-style-name="L21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9" style:family="paragraph" style:parent-style-name="Text_20_body" style:list-style-name="L22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0" style:family="paragraph" style:parent-style-name="Text_20_body" style:list-style-name="L3">
      <style:text-properties fo:font-variant="normal" fo:text-transform="none" fo:color="#000000" style:font-name="Liberation Serif" fo:font-size="12pt" fo:letter-spacing="normal" fo:font-style="normal" fo:font-weight="normal" officeooo:rsid="0018c62b" officeooo:paragraph-rsid="0018c62b"/>
    </style:style>
    <style:style style:name="P21" style:family="paragraph" style:parent-style-name="Text_20_body">
      <style:paragraph-properties style:line-height-at-least="0.529cm" fo:text-align="justify" style:justify-single-word="false" fo:widows="1"/>
    </style:style>
    <style:style style:name="P22" style:family="paragraph" style:parent-style-name="Text_20_body" style:list-style-name="L20">
      <style:paragraph-properties style:line-height-at-least="0.529cm" fo:text-align="justify" style:justify-single-word="false" fo:widows="1"/>
    </style:style>
    <style:style style:name="P23" style:family="paragraph" style:parent-style-name="Text_20_body" style:list-style-name="L23">
      <style:paragraph-properties style:line-height-at-least="0.529cm" fo:text-align="justify" style:justify-single-word="false" fo:widows="1"/>
    </style:style>
    <style:style style:name="P24" style:family="paragraph" style:parent-style-name="Text_20_body" style:list-style-name="L24">
      <style:paragraph-properties style:line-height-at-least="0.529cm" fo:text-align="justify" style:justify-single-word="false" fo:widows="1"/>
    </style:style>
    <style:style style:name="P25" style:family="paragraph" style:parent-style-name="Text_20_body" style:list-style-name="L25">
      <style:paragraph-properties style:line-height-at-least="0.529cm" fo:text-align="justify" style:justify-single-word="false" fo:widows="1"/>
    </style:style>
    <style:style style:name="P26" style:family="paragraph" style:parent-style-name="Text_20_body" style:list-style-name="L26">
      <style:paragraph-properties style:line-height-at-least="0.529cm" fo:text-align="justify" style:justify-single-word="false" fo:widows="1"/>
    </style:style>
    <style:style style:name="P27" style:family="paragraph" style:parent-style-name="Text_20_body" style:list-style-name="L27">
      <style:paragraph-properties style:line-height-at-least="0.529cm" fo:text-align="justify" style:justify-single-word="false" fo:widows="1"/>
    </style:style>
    <style:style style:name="P28" style:family="paragraph" style:parent-style-name="Text_20_body" style:list-style-name="L28">
      <style:paragraph-properties style:line-height-at-least="0.529cm" fo:text-align="justify" style:justify-single-word="false" fo:widows="1"/>
    </style:style>
    <style:style style:name="P29" style:family="paragraph" style:parent-style-name="Text_20_body">
      <style:text-properties officeooo:paragraph-rsid="0018c62b"/>
    </style:style>
    <style:style style:name="P30" style:family="paragraph" style:parent-style-name="Text_20_body" style:list-style-name="L7">
      <style:paragraph-properties fo:margin-top="0cm" fo:margin-bottom="0cm" style:contextual-spacing="false" style:line-height-at-least="0.529cm" fo:text-align="justify" style:justify-single-word="false" fo:widows="1"/>
    </style:style>
    <style:style style:name="P31" style:family="paragraph" style:parent-style-name="Text_20_body" style:list-style-name="L20">
      <style:paragraph-properties fo:margin-top="0cm" fo:margin-bottom="0cm" style:contextual-spacing="false" style:line-height-at-least="0.529cm" fo:text-align="justify" style:justify-single-word="false" fo:widows="1"/>
    </style:style>
    <style:style style:name="P32" style:family="paragraph" style:parent-style-name="Text_20_body" style:list-style-name="L23">
      <style:paragraph-properties fo:margin-top="0cm" fo:margin-bottom="0cm" style:contextual-spacing="false" style:line-height-at-least="0.529cm" fo:text-align="justify" style:justify-single-word="false" fo:widows="1"/>
    </style:style>
    <style:style style:name="P33" style:family="paragraph" style:parent-style-name="Text_20_body" style:list-style-name="L27">
      <style:paragraph-properties fo:margin-top="0cm" fo:margin-bottom="0cm" style:contextual-spacing="false" style:line-height-at-least="0.529cm" fo:text-align="justify" style:justify-single-word="false" fo:widows="1"/>
    </style:style>
    <style:style style:name="P34" style:family="paragraph" style:parent-style-name="Text_20_body" style:list-style-name="L28">
      <style:paragraph-properties fo:margin-top="0cm" fo:margin-bottom="0cm" style:contextual-spacing="false" style:line-height-at-least="0.529cm" fo:text-align="justify" style:justify-single-word="false" fo:widows="1"/>
    </style:style>
    <style:style style:name="P35" style:family="paragraph" style:parent-style-name="Text_20_body" style:list-style-name="L7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6" style:family="paragraph" style:parent-style-name="Text_20_body" style:list-style-name="L8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7" style:family="paragraph" style:parent-style-name="Text_20_body" style:list-style-name="L9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8" style:family="paragraph" style:parent-style-name="Text_20_body" style:list-style-name="L10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9" style:family="paragraph" style:parent-style-name="Text_20_body" style:list-style-name="L21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0" style:family="paragraph" style:parent-style-name="Text_20_body" style:list-style-name="L27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1" style:family="paragraph" style:parent-style-name="Text_20_body">
      <style:paragraph-properties fo:margin-left="0cm" fo:margin-right="0cm" style:line-height-at-least="0.529cm" fo:text-align="justify" style:justify-single-word="false" fo:widows="1" fo:text-indent="0cm" style:auto-text-indent="false"/>
    </style:style>
    <style:style style:name="P42" style:family="paragraph" style:parent-style-name="Text_20_body">
      <style:paragraph-properties fo:margin-left="0cm" fo:margin-right="0cm" style:line-height-at-least="0.529cm" fo:text-align="justify" style:justify-single-word="false" fo:widows="1" fo:text-indent="0cm" style:auto-text-indent="false"/>
      <style:text-properties officeooo:paragraph-rsid="001b0655"/>
    </style:style>
    <style:style style:name="P43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44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rsid="001b0655" officeooo:paragraph-rsid="001b0655"/>
    </style:style>
    <style:style style:name="P45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</style:style>
    <style:style style:name="P46" style:family="paragraph" style:parent-style-name="Text_20_body">
      <style:paragraph-properties fo:margin-left="0cm" fo:margin-right="0.265cm" fo:margin-top="0cm" fo:margin-bottom="0.132cm" style:contextual-spacing="false" style:line-height-at-least="0.529cm" fo:text-align="justify" style:justify-single-word="false" fo:widows="1" fo:text-indent="0cm" style:auto-text-indent="false"/>
      <style:text-properties fo:font-variant="normal" fo:text-transform="none" fo:color="#000000" fo:letter-spacing="normal" fo:background-color="#ffe4e4" fo:padding="0.185cm" fo:border="0.06pt solid #ff6666"/>
    </style:style>
    <style:style style:name="P47" style:family="paragraph" style:parent-style-name="Heading_20_1">
      <style:text-properties officeooo:rsid="0013ce82" officeooo:paragraph-rsid="0013ce82"/>
    </style:style>
    <style:style style:name="P48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paragraph-rsid="0018c62b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013ce82" officeooo:paragraph-rsid="0013ce82"/>
    </style:style>
    <style:style style:name="P51" style:family="paragraph" style:parent-style-name="Heading_20_1">
      <style:paragraph-properties fo:margin-left="0cm" fo:margin-right="0cm" fo:margin-top="0cm" fo:margin-bottom="0.423cm" style:contextual-spacing="false" fo:line-height="119%" fo:widows="1" fo:text-indent="0cm" style:auto-text-indent="false" fo:padding="0cm" fo:border="none"/>
      <style:text-properties fo:font-variant="normal" fo:text-transform="none" fo:color="#333333" style:font-name="Helvetica Neue" fo:letter-spacing="normal" fo:font-style="normal" fo:font-weight="bold"/>
    </style:style>
    <style:style style:name="P52" style:family="paragraph" style:parent-style-name="Heading_20_1">
      <style:paragraph-properties fo:margin-left="0cm" fo:margin-right="0cm" style:line-height-at-least="0.529cm" fo:text-align="justify" style:justify-single-word="false" fo:widows="1" fo:text-indent="0cm" style:auto-text-indent="false" fo:break-before="page"/>
      <style:text-properties fo:font-variant="normal" fo:text-transform="none" fo:color="#20435c" style:font-name="Trebuchet MS" fo:font-size="24pt" fo:letter-spacing="normal" fo:font-style="normal" fo:font-weight="normal"/>
    </style:style>
    <style:style style:name="P53" style:family="paragraph" style:parent-style-name="Heading_20_2">
      <style:paragraph-properties fo:margin-left="0cm" fo:margin-right="0cm" style:line-height-at-least="0.529cm" fo:text-align="justify" style:justify-single-word="false" fo:widows="1" fo:text-indent="0cm" style:auto-text-indent="false"/>
      <style:text-properties fo:font-variant="normal" fo:text-transform="none" fo:color="#333333" style:font-name="Helvetica Neue" fo:font-size="18.2000007629395pt" fo:letter-spacing="normal" fo:font-style="normal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54" style:family="paragraph" style:parent-style-name="Heading_20_2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20435c" style:font-name="Trebuchet MS" fo:font-size="18.75pt" fo:letter-spacing="normal" fo:font-style="normal" fo:font-weight="normal"/>
    </style:style>
    <style:style style:name="P55" style:family="paragraph" style:parent-style-name="Heading_20_2">
      <style:paragraph-properties fo:margin-left="0cm" fo:margin-right="0cm" fo:margin-top="0cm" fo:margin-bottom="0.27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20435c" style:font-name="Trebuchet MS" fo:font-size="18.75pt" fo:letter-spacing="normal" fo:font-style="normal" fo:font-weight="normal"/>
    </style:style>
    <style:style style:name="P56" style:family="paragraph" style:parent-style-name="Heading_20_3">
      <style:text-properties fo:font-variant="normal" fo:text-transform="none" fo:color="#333333" style:font-name="Helvetica Neue" fo:font-size="18.2000007629395pt" fo:letter-spacing="normal" fo:font-style="normal" fo:font-weight="bold" officeooo:paragraph-rsid="0018c62b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57" style:family="paragraph" style:parent-style-name="Heading_20_3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color="#20435c" style:font-name="Trebuchet MS" fo:font-size="16.5pt" fo:font-weight="normal"/>
    </style:style>
    <style:style style:name="P58" style:family="paragraph" style:parent-style-name="Heading_20_3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000000" style:font-name="sans-serif" fo:font-size="12pt" fo:letter-spacing="normal" fo:font-style="normal" fo:font-weight="normal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59" style:family="paragraph" style:parent-style-name="Preformatted_20_Text">
      <style:paragraph-properties fo:margin-top="0cm" fo:margin-bottom="0.499cm" style:contextual-spacing="false"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fo:background-color="#eeffcc"/>
    </style:style>
    <style:style style:name="P60" style:family="paragraph" style:parent-style-name="Preformatted_20_Text">
      <style:paragraph-properties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fo:background-color="#eeffcc"/>
    </style:style>
    <style:style style:name="T1" style:family="text">
      <style:text-properties officeooo:rsid="0013a830"/>
    </style:style>
    <style:style style:name="T2" style:family="text">
      <style:text-properties officeooo:rsid="0018c62b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sans-serif" fo:font-size="12pt" fo:letter-spacing="normal" fo:font-style="normal" fo:font-weight="normal" officeooo:rsid="001b0655"/>
    </style:style>
    <style:style style:name="T6" style:family="text">
      <style:text-properties fo:font-variant="normal" fo:text-transform="none" fo:color="#355f7c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Helvetica Neue" fo:font-size="12pt" fo:letter-spacing="normal" fo:font-style="normal" fo:font-weight="normal" officeooo:rsid="0018dd7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sans-serif" fo:font-size="12pt" fo:font-style="normal" fo:font-weight="normal"/>
    </style:style>
    <style:style style:name="T11" style:family="text">
      <style:text-properties style:font-name="sans-serif" fo:font-size="12pt" fo:font-style="normal" fo:font-weight="bold"/>
    </style:style>
    <style:style style:name="T12" style:family="text">
      <style:text-properties fo:color="#bb60d5"/>
    </style:style>
    <style:style style:name="T13" style:family="text">
      <style:text-properties fo:color="#666666"/>
    </style:style>
    <style:style style:name="T14" style:family="text">
      <style:text-properties fo:color="#208050"/>
    </style:style>
    <style:style style:name="T15" style:family="text">
      <style:text-properties fo:color="#00702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sajerO</text:p>
      <text:p text:style-name="Title"/>
      <text:p text:style-name="Title">Taller de Programación II</text:p>
      <text:p text:style-name="Title"/>
      <text:p text:style-name="P6">Grupo 7</text:p>
      <text:p text:style-name="P2"/>
      <text:h text:style-name="Heading_20_1" text:outline-level="1">Integrantes:</text:h>
      <text:list xml:id="list4018751566325543788" text:style-name="L1">
        <text:list-item>
          <text:p text:style-name="P7">Meller, Diego</text:p>
        </text:list-item>
        <text:list-item>
          <text:p text:style-name="P7">Franco, Tomas</text:p>
        </text:list-item>
        <text:list-item>
          <text:p text:style-name="P7">Leguizamon, Cesar</text:p>
        </text:list-item>
      </text:list>
      <text:p text:style-name="P3"/>
      <text:h text:style-name="Heading_20_1" text:outline-level="1">Ayudante:</text:h>
      <text:list xml:id="list4468320718065936964" text:style-name="L2">
        <text:list-item>
          <text:p text:style-name="P8">Fusca, Gabriel</text:p>
        </text:list-item>
      </text:list>
      <text:h text:style-name="Heading_20_1" text:outline-level="1">Repositorio:</text:h>
      <text:p text:style-name="P5">https://github.com/mellerster/7552Grupo7</text:p>
      <text:h text:style-name="P49" text:outline-level="1">Changelo<text:span text:style-name="T1">g</text:span></text:h>
      <text:list xml:id="list1246990905177963796" text:style-name="L3">
        <text:list-item>
          <text:p text:style-name="P11">Servidor</text:p>
          <text:list>
            <text:list-item>
              <text:p text:style-name="P11">Servicio de Autentificación (#20)</text:p>
            </text:list-item>
            <text:list-item>
              <text:p text:style-name="P20">Servicio de registración de usuarios (#37)</text:p>
            </text:list-item>
            <text:list-item>
              <text:p text:style-name="P20">Servicio para delivery de conversaciones (#66)</text:p>
            </text:list-item>
            <text:list-item>
              <text:p text:style-name="P20">Servicio para delivery de difusión (#64)</text:p>
            </text:list-item>
            <text:list-item>
              <text:p text:style-name="P20">Almacenamiento de conversaciones (#65)</text:p>
            </text:list-item>
            <text:list-item>
              <text:p text:style-name="P20">Servicio de consulta de usuarios disponibles </text:p>
            </text:list-item>
            <text:list-item>
              <text:p text:style-name="P20">Checkin de usuarios (#67)</text:p>
            </text:list-item>
            <text:list-item>
              <text:p text:style-name="P11"><text:span text:style-name="T3">Servicio de administración de perfíl de usuario. (#41)</text:span></text:p>
            </text:list-item>
          </text:list>
        </text:list-item>
        <text:list-item>
          <text:p text:style-name="P11">Cliente</text:p>
          <text:list>
            <text:list-item>
              <text:p text:style-name="P20">Registrar un nuevo usuario (#3)</text:p>
            </text:list-item>
            <text:list-item>
              <text:p text:style-name="P20">Acceder con un usuario ya creado (#2)</text:p>
            </text:list-item>
            <text:list-item>
              <text:p text:style-name="P20">Ver el listado de usuarios conectados (#4)</text:p>
            </text:list-item>
            <text:list-item>
              <text:p text:style-name="P20">Configurar Mi Perfil (#7)</text:p>
            </text:list-item>
            <text:list-item>
              <text:p text:style-name="P20">Ver el perfil de otro usuario (#9)</text:p>
            </text:list-item>
            <text:list-item>
              <text:p text:style-name="P20">Realizar Checkin para que todos sepan mi ubicación (#54)</text:p>
            </text:list-item>
            <text:list-item>
              <text:p text:style-name="P20">Ver el listado de conversaciones (#53)</text:p>
            </text:list-item>
            <text:list-item>
              <text:p text:style-name="P20">Enviar Mensajes con otros usuarios (#55)</text:p>
            </text:list-item>
            <text:list-item>
              <text:p text:style-name="P20">Enviar un mensaje a todos los usuarios conectados (Broadcast) (#57)</text:p>
              <text:p text:style-name="P11"/>
            </text:list-item>
          </text:list>
          <text:p text:style-name="P9"/>
        </text:list-item>
      </text:list>
      <text:p text:style-name="P3"/>
      <text:h text:style-name="P50" text:outline-level="1">División de Tareas:</text:h>
      <text:section text:style-name="Sect1" text:name="cesar-leguizamon">
        <text:h text:style-name="P55" text:outline-level="2">Cesar Leguizamon</text:h>
        <text:p text:style-name="P13">Encargado de la aplicación Servidor, esto implica:</text:p>
        <text:list xml:id="list3536858302043739411" text:style-name="L7">
          <text:list-item>
            <text:p text:style-name="P35">Diseño general del servidor.</text:p>
          </text:list-item>
          <text:list-item>
            <text:p text:style-name="P35">Diseño de la base de datos.</text:p>
          </text:list-item>
          <text:list-item>
            <text:p text:style-name="P35">Seteo del sistema de compilación.</text:p>
          </text:list-item>
          <text:list-item>
            <text:p text:style-name="P35">Seteo del sistema de testeo.</text:p>
          </text:list-item>
          <text:list-item>
            <text:p text:style-name="P35">Configuración de la documentación del servidor (Doxygen).</text:p>
          </text:list-item>
          <text:list-item>
            <text:p text:style-name="P30"><text:span text:style-name="T4">Configuración de la generación de </text:span><text:span text:style-name="Emphasis"><text:span text:style-name="T4">code coverage</text:span></text:span><text:span text:style-name="T4">.</text:span></text:p>
          </text:list-item>
          <text:list-item>
            <text:p text:style-name="P35">Configuración de la librerias utilizadas.</text:p>
          </text:list-item>
          <text:list-item>
            <text:p text:style-name="P35">Implemetación del servidor.</text:p>
          </text:list-item>
          <text:list-item>
            <text:p text:style-name="P35">Implemetación de la base de datos.</text:p>
          </text:list-item>
          <text:list-item>
            <text:p text:style-name="P35">Implemetación de los unit tests.</text:p>
          </text:list-item>
          <text:list-item>
            <text:p text:style-name="P14">Documentación del servidor.</text:p>
          </text:list-item>
        </text:list>
      </text:section>
      <text:section text:style-name="Sect1" text:name="diego-meller">
        <text:h text:style-name="P55" text:outline-level="2">Diego Meller</text:h>
        <text:p text:style-name="P13">Aplicación Cliente, se detalla a continuación</text:p>
        <text:list xml:id="list2907739968607487497" text:style-name="L8">
          <text:list-item>
            <text:p text:style-name="P36">Registrar Usuario.</text:p>
          </text:list-item>
          <text:list-item>
            <text:p text:style-name="P36">Ver estado de usuario.</text:p>
          </text:list-item>
          <text:list-item>
            <text:p text:style-name="P36">Configurar Perfil.</text:p>
          </text:list-item>
          <text:list-item>
            <text:p text:style-name="P36">Ver listado de usuarios conectados.</text:p>
          </text:list-item>
          <text:list-item>
            <text:p text:style-name="P36">Enviar mensaje de broadcast.</text:p>
          </text:list-item>
          <text:list-item>
            <text:p text:style-name="P36">Configurar Ajustes de la aplicación.</text:p>
          </text:list-item>
          <text:list-item>
            <text:p text:style-name="P36">Conexión de la aplicación cliente con la RestAPI (todas las funcionalidades entregadas).</text:p>
          </text:list-item>
          <text:list-item>
            <text:p text:style-name="P15">Documentación</text:p>
          </text:list-item>
        </text:list>
        <text:p text:style-name="P13">Aplicación Servidor:</text:p>
        <text:list xml:id="list3550652333559529616" text:style-name="L9">
          <text:list-item>
            <text:p text:style-name="P37">Diseño inicial de la base de datos.</text:p>
          </text:list-item>
          <text:list-item>
            <text:p text:style-name="P37">Request y Handlers de Conversacion y Mensaje.</text:p>
          </text:list-item>
          <text:list-item>
            <text:p text:style-name="P16">Documentación de RestAPI.</text:p>
          </text:list-item>
        </text:list>
      </text:section>
      <text:section text:style-name="Sect1" text:name="tomas-franco">
        <text:h text:style-name="P55" text:outline-level="2">Tomas Franco</text:h>
        <text:p text:style-name="P13">Aplicación Cliente, se detalla a continuación</text:p>
        <text:list xml:id="list3326166900484281963" text:style-name="L10">
          <text:list-item>
            <text:p text:style-name="P38">Pantalla de Autentificación de Usuario</text:p>
          </text:list-item>
          <text:list-item>
            <text:p text:style-name="P38">Pantalla de Realizar Checkin</text:p>
          </text:list-item>
          <text:list-item>
            <text:p text:style-name="P38">Pantalla de Listado de Conversaciones</text:p>
          </text:list-item>
          <text:list-item>
            <text:p text:style-name="P17">Pantalla de Conversación</text:p>
          </text:list-item>
        </text:list>
      </text:section>
      <text:p text:style-name="P4"/>
      <text:p text:style-name="P4"/>
      <text:h text:style-name="P47" text:outline-level="1"><text:soft-page-break/>Gestión de Tareas:</text:h>
      <text:p text:style-name="P12">Todas las tareas que aparecen como Closed en el sistema de ticketing estan implentadas y en funcionamiento.</text:p>
      <text:p text:style-name="P29"><text:span text:style-name="T2">Sistema de ticketing: </text:span><text:a xlink:type="simple" xlink:href="https://github.com/mellerster/7552Grupo7/issues"><text:span text:style-name="T6">https://github.com/mellerster/7552Grupo7/issues</text:span></text:a></text:p>
      <text:h text:style-name="P48" text:outline-level="1">Aplicación Cliente del Mensajero</text:h>
      <text:p text:style-name="P43">El cliente es una aplicación nativa Android, la misma va a estar generada en un archivo apk.</text:p>
      <text:h text:style-name="P51" text:outline-level="1"><text:bookmark text:name="user-content-versión-minima-del-sistema-operativo"/>Versión minima del sistema operativo</text:h>
      <text:p text:style-name="P45"><text:span text:style-name="T7">La aplicación esta compilada para correr en </text:span><text:span text:style-name="T8">Android a partir de la versión</text:span><text:span text:style-name="T7"> </text:span><text:a xlink:type="simple" xlink:href="http://www.android.com/versions/lollipop-5-0/"><text:span text:style-name="T6">Lollipop 5.0 (API 21)</text:span></text:a></text:p>
      <text:h text:style-name="P51" text:outline-level="1"><text:bookmark text:name="user-content-instalación"/>Instalación</text:h>
      <text:p text:style-name="P43">Copiar el archivo apk al dispositivo movil y abrirlo, al hacerlo se instalara la aplicación.</text:p>
      <text:p text:style-name="P44">El instalador esta aquí: https://github.com/mellerster/7552Grupo7/blob/Entrega_Final/documentacion/DocumentacionGenerada/MensajerO.apk</text:p>
      <text:h text:style-name="P56" text:outline-level="3">Configuración</text:h>
      <text:p text:style-name="P41"><text:span text:style-name="T4">En la pantalla inicial, se puede presionar el boton de AJUSTES, desde allí se podra cambiar la IP del servidor, el Puerto de conexión y las demoras, por defecto si no se configura ninguno es la ip </text:span><text:a xlink:type="simple" xlink:href="http://10.0.2.2/">http://10.0.2.2</text:a><text:span text:style-name="T6"> </text:span><text:span text:style-name="T4">y el puerto 8080, dado que la ip es la de la maquina que aloja el emulador del android. Las demoras son en milisegundos.</text:span></text:p>
      <text:h text:style-name="P53" text:outline-level="2">Código Fuente</text:h>
      <text:p text:style-name="P42"><text:span text:style-name="T4">El código fuente se encuentra documentado con doxygen </text:span><text:span text:style-name="T5">aquí: https://github.com/mellerster/7552Grupo7/tree/Entrega_Final/documentacion/DocumentacionGenerada/Documentacion_Codigo_Cliente</text:span></text:p>
      <text:p text:style-name="P41"/>
      <text:h text:style-name="P52" text:outline-level="1">Administrador del Servidor</text:h>
      <text:section text:style-name="Sect1" text:name="get-started">
        <text:h text:style-name="P54" text:outline-level="2">Get Started</text:h>
        <text:p text:style-name="P13">Para poder compilar y/o correr la aplicación servidor necesitarán:</text:p>
        <text:list xml:id="list5910888367407039014" text:style-name="L20">
          <text:list-item>
            <text:p text:style-name="P31"><text:span text:style-name="T4">[RocksDB] (</text:span><text:a xlink:type="simple" xlink:href="https://github.com/facebook/rocksdb"><text:span text:style-name="T6">https://github.com/facebook/rocksdb</text:span></text:a><text:span text:style-name="T4"> “Repositorio github de rocksDB”)</text:span></text:p>
          </text:list-item>
          <text:list-item>
            <text:p text:style-name="P31"><text:span text:style-name="T4">[CMake] (</text:span><text:a xlink:type="simple" xlink:href="http://www.cmake.org/"><text:span text:style-name="T6">http://www.cmake.org</text:span></text:a><text:span text:style-name="T4"> “Sitio oficial de CMake”)</text:span></text:p>
          </text:list-item>
          <text:list-item>
            <text:p text:style-name="P22"><text:span text:style-name="T4">[Doxygen] (</text:span><text:a xlink:type="simple" xlink:href="http://www.stack.nl/~dimitri/doxygen/index.html"><text:span text:style-name="T6">http://www.stack.nl/~dimitri/doxygen/index.html</text:span></text:a><text:span text:style-name="T4"> “Sitio oficial de Doxygen”) - </text:span><text:span text:style-name="Strong_20_Emphasis"><text:span text:style-name="T4">Opcional</text:span></text:span></text:p>
          </text:list-item>
        </text:list>
        <text:section text:style-name="Sect1" text:name="rocksdb">
          <text:h text:style-name="P57" text:outline-level="3" text:is-list-header="true">RocksDB</text:h>
          <text:p text:style-name="P13">Es necesario compilar e instalar esta libreria, para esto hay que:</text:p>
          <text:list xml:id="list3176783305164739864" text:style-name="L21">
            <text:list-item>
              <text:p text:style-name="P39">Bajarse el codigo fuente de su repositorio</text:p>
            </text:list-item>
            <text:list-item>
              <text:p text:style-name="P18">Compilar mediante los comandos:</text:p>
            </text:list-item>
          </text:list>
          <text:p text:style-name="P60"><text:span text:style-name="T12">$ PORTABLE</text:span><text:span text:style-name="T13">=</text:span><text:span text:style-name="T14">1</text:span> make static_lib</text:p>
          <text:p text:style-name="P59"><text:span text:style-name="T12">$ PORTABLE</text:span><text:span text:style-name="T13">=</text:span><text:span text:style-name="T14">1</text:span> make shared_lib</text:p>
          <text:list xml:id="list7706695404649447712" text:style-name="L22">
            <text:list-item>
              <text:p text:style-name="P19">Instalar la librerias en el sistema ejecutando:</text:p>
            </text:list-item>
          </text:list>
          <text:p text:style-name="P59"><text:span text:style-name="T12">$ </text:span>make install</text:p>
        </text:section>
        <text:section text:style-name="Sect1" text:name="cmake">
          <text:h text:style-name="P58" text:outline-level="3" text:is-list-header="true">CMake</text:h>
          <text:p text:style-name="P13">Es necesario para compilar la aplicación, se puede instalar ejecutando en la linea de comando:</text:p>
          <text:p text:style-name="P59"><text:span text:style-name="T12">$ </text:span>sudo apt-get install cmake</text:p>
        </text:section>
        <text:section text:style-name="Sect1" text:name="doxygen">
          <text:h text:style-name="P58" text:outline-level="3" text:is-list-header="true">Doxygen</text:h>
          <text:p text:style-name="P13">Es necesario para extraer la documentación del código fuente del servidor, para instalarlo se puede ejecutar el comando:</text:p>
          <text:p text:style-name="P59"><text:span text:style-name="T12">$ </text:span>sudo apt-get install doxygen</text:p>
        </text:section>
      </text:section>
      <text:section text:style-name="Sect1" text:name="instalacion-y-configuracion">
        <text:h text:style-name="P54" text:outline-level="2">Instalación y configuración</text:h>
        <text:p text:style-name="P13">Una vez que las dependencias esten cubiertas hay que seguir los siguientes <text:soft-page-break/>pasos para compilar la aplicación:</text:p>
        <text:list xml:id="list6860635702962151540" text:style-name="L23">
          <text:list-item>
            <text:p text:style-name="P32"><text:span text:style-name="T4">Dentro del directorio de la aplicación servidor existe una carpeta vacia llamada </text:span><text:span text:style-name="Strong_20_Emphasis"><text:span text:style-name="T4">bin</text:span></text:span><text:span text:style-name="T4">, entrar en la misma.</text:span></text:p>
          </text:list-item>
          <text:list-item>
            <text:p text:style-name="P23"><text:span text:style-name="T4">Ejecutar </text:span><text:span text:style-name="Strong_20_Emphasis"><text:span text:style-name="T4">CMake</text:span></text:span><text:span text:style-name="T4"> mediante el comando</text:span></text:p>
          </text:list-item>
        </text:list>
        <text:p text:style-name="P59"><text:span text:style-name="T12">$ </text:span>cmake ../src</text:p>
        <text:list xml:id="list596152270621382315" text:style-name="L24">
          <text:list-item>
            <text:p text:style-name="P24"><text:span text:style-name="T4">Compilar la aplicación ejecutando el comando </text:span><text:span text:style-name="Citation"><text:span text:style-name="T4">make</text:span></text:span></text:p>
          </text:list-item>
        </text:list>
        <text:p text:style-name="P13">Listo! La aplicación del servidor deberia compilar sin errores.</text:p>
        <text:p text:style-name="P13">Para correr la aplicación ejecutar en la terminal:</text:p>
        <text:p text:style-name="P59"><text:span text:style-name="T12">$ </text:span>./serverMensajerO</text:p>
      </text:section>
      <text:section text:style-name="Sect1" text:name="forma-de-uso">
        <text:h text:style-name="P54" text:outline-level="2">Forma de uso</text:h>
        <text:p text:style-name="P21"><text:span text:style-name="T4">Para iniciar el servidor dentro de la aplicación debe presionar </text:span><text:span text:style-name="Strong_20_Emphasis"><text:span text:style-name="T4">Y</text:span></text:span><text:span text:style-name="T4"> y luego enter.</text:span></text:p>
        <text:p text:style-name="P21"><text:span text:style-name="T4">Para finalizar el servidor debe presionar </text:span><text:span text:style-name="Strong_20_Emphasis"><text:span text:style-name="T4">X</text:span></text:span><text:span text:style-name="T4"> y luego enter.</text:span></text:p>
        <text:p text:style-name="P46"><text:span text:style-name="T11">Warning</text:span> <text:span text:style-name="T10">Ambos comandos (X e Y) son en Mayuscula</text:span></text:p>
      </text:section>
      <text:section text:style-name="Sect1" text:name="testing">
        <text:h text:style-name="P54" text:outline-level="2">Testing</text:h>
        <text:p text:style-name="P13">La aplicación servidor posee una cantidad de tests que pueden ser corridos, existen dos formas de llevar esto a cabo:</text:p>
        <text:list xml:id="list7701796837725288331" text:style-name="L25">
          <text:list-item>
            <text:p text:style-name="P25"><text:span text:style-name="T4">Ejecutar desde dentro de la carpeta </text:span><text:span text:style-name="Strong_20_Emphasis"><text:span text:style-name="T4">bin</text:span></text:span><text:span text:style-name="T4"> el comando</text:span></text:p>
          </text:list-item>
        </text:list>
        <text:p text:style-name="P59"><text:span text:style-name="T12">$ </text:span>make <text:span text:style-name="T15">test</text:span></text:p>
        <text:p text:style-name="P13">O</text:p>
        <text:list xml:id="list1649939343386428460" text:style-name="L26">
          <text:list-item>
            <text:p text:style-name="P26"><text:span text:style-name="T4">Dentro de la carpeta </text:span><text:span text:style-name="Strong_20_Emphasis"><text:span text:style-name="T4">bin</text:span></text:span><text:span text:style-name="T4"> existe otra carpeta llamada </text:span><text:span text:style-name="Strong_20_Emphasis"><text:span text:style-name="T4">tests</text:span></text:span><text:span text:style-name="T4"> esta contiene, entre otras cosas, varios archivos ejecutables; Estos son los tests a correr.</text:span></text:p>
          </text:list-item>
        </text:list>
        <text:p text:style-name="P13">La diferencia entre las dos formas es que en la segunda se obtiene mas información sobre los tests que fallaron, pero ambas formas corren los mismos tests.</text:p>
      </text:section>
      <text:section text:style-name="Sect1" text:name="code-coverage">
        <text:h text:style-name="P54" text:outline-level="2">Code coverage</text:h>
        <text:p text:style-name="P21"><text:span text:style-name="T4">Para obtener los datos de </text:span><text:span text:style-name="Strong_20_Emphasis"><text:span text:style-name="T4">code coverage</text:span></text:span><text:span text:style-name="T4"> se debe compilar la aplicación y luego ejecutar el comando</text:span></text:p>
        <text:p text:style-name="P59"><text:soft-page-break/><text:span text:style-name="T12">$ </text:span>make <text:span text:style-name="T15">test </text:span>coverage</text:p>
        <text:p text:style-name="P13">, esto hara un par de cosas:</text:p>
        <text:list xml:id="list4127089605139942449" text:style-name="L27">
          <text:list-item>
            <text:p text:style-name="P40">Correrá todos los tests de la aplicación.</text:p>
          </text:list-item>
          <text:list-item>
            <text:p text:style-name="P33"><text:span text:style-name="T4">Capturará toda la información de </text:span><text:span text:style-name="Strong_20_Emphasis"><text:span text:style-name="T4">code coverage</text:span></text:span><text:span text:style-name="T4"> de los tests sobre la aplicación.</text:span></text:p>
          </text:list-item>
          <text:list-item>
            <text:p text:style-name="P27"><text:span text:style-name="T4">Generará un reporte en formato </text:span><text:span text:style-name="Strong_20_Emphasis"><text:span text:style-name="T4">html</text:span></text:span><text:span text:style-name="T4"> dentro de la carpeta </text:span><text:span text:style-name="Strong_20_Emphasis"><text:span text:style-name="T4">CoverageReport</text:span></text:span><text:span text:style-name="T4">.</text:span></text:p>
          </text:list-item>
        </text:list>
        <text:p text:style-name="P21"><text:span text:style-name="T4">Se debe abrir el archivo </text:span><text:span text:style-name="Strong_20_Emphasis"><text:span text:style-name="T4">index.html</text:span></text:span><text:span text:style-name="T4"> para acceder al reporte.</text:span></text:p>
      </text:section>
      <text:section text:style-name="Sect1" text:name="mantenimiento">
        <text:h text:style-name="P54" text:outline-level="2">Mantenimiento</text:h>
        <text:section text:style-name="Sect1" text:name="documentacion">
          <text:h text:style-name="P57" text:outline-level="3">Documentación</text:h>
          <text:p text:style-name="P13">El código fuente del servidor esta documentado con Doxygen, por lo tanto es necesario correr el comando:</text:p>
          <text:p text:style-name="P59"><text:span text:style-name="T12">$ </text:span>doxygen</text:p>
        </text:section>
        <text:section text:style-name="Sect1" text:name="third-party-libs">
          <text:h text:style-name="P58" text:outline-level="3">Third-party libs</text:h>
          <text:p text:style-name="P13">El servidor utiliza un número de librerias externas, estas son:</text:p>
          <text:list xml:id="list3374375563183807706" text:style-name="L28">
            <text:list-item>
              <text:p text:style-name="P34"><text:span text:style-name="T4">[Mongoose] (</text:span><text:a xlink:type="simple" xlink:href="https://github.com/cesanta/mongoose"><text:span text:style-name="T6">https://github.com/cesanta/mongoose</text:span></text:a><text:span text:style-name="T4"> “Mongoose git repository”): Utilizado como web-server.</text:span></text:p>
            </text:list-item>
            <text:list-item>
              <text:p text:style-name="P34"><text:span text:style-name="T4">[JsonCpp] (</text:span><text:a xlink:type="simple" xlink:href="https://github.com/open-source-parsers/jsoncpp"><text:span text:style-name="T6">https://github.com/open-source-parsers/jsoncpp</text:span></text:a><text:span text:style-name="T4"> “JsonCpp git repository”): Utilizado para parsear los datos en formato JSON.</text:span></text:p>
            </text:list-item>
            <text:list-item>
              <text:p text:style-name="P34"><text:span text:style-name="T4">[HumbleLogging] (</text:span><text:a xlink:type="simple" xlink:href="http://humblelogging.insanefactory.com/"><text:span text:style-name="T6">http://humblelogging.insanefactory.com/</text:span></text:a><text:span text:style-name="T4"> “Página oficial de HumbleLogging”): Framework de loggeo.</text:span></text:p>
            </text:list-item>
            <text:list-item>
              <text:p text:style-name="P34"><text:span text:style-name="T4">[Catch] (</text:span><text:a xlink:type="simple" xlink:href="https://github.com/philsquared/Catch"><text:span text:style-name="T6">https://github.com/philsquared/Catch</text:span></text:a><text:span text:style-name="T4"> “Catch git repository”): Framework de testeo.</text:span></text:p>
            </text:list-item>
            <text:list-item>
              <text:p text:style-name="P28"><text:span text:style-name="T4">[Hippomocks] (</text:span><text:a xlink:type="simple" xlink:href="https://github.com/dascandy/hippomocks"><text:span text:style-name="T6">https://github.com/dascandy/hippomocks</text:span></text:a><text:span text:style-name="T4"> “Hippomocks git repository”): Framework de mockeo para los tests.</text:span></text:p>
            </text:list-item>
          </text:list>
        </text:section>
      </text:section>
      <text:p text:style-name="P41"/>
      <text:p text:style-name="P2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rebuchet MS" svg:font-family="'Trebuchet MS'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ensajerO<text:tab/>Taller de Programación II – Grupo 7<text:tab/>Página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56.372399197</meta:creation-date>
    <dc:date>2015-06-23T16:13:55.005620761</dc:date>
    <meta:editing-duration>PT32M53S</meta:editing-duration>
    <meta:editing-cycles>10</meta:editing-cycles>
    <meta:generator>LibreOffice/4.2.8.2$Linux_x86 LibreOffice_project/420m0$Build-2</meta:generator>
    <meta:document-statistic meta:table-count="0" meta:image-count="0" meta:object-count="0" meta:page-count="7" meta:paragraph-count="141" meta:word-count="989" meta:character-count="6575" meta:non-whitespace-character-count="5793"/>
  </office:meta>
</office:document-meta>
</file>